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rndTruncQuery.toStringUnquo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TruncQuery.appendRegExpForChar( char c , StringBuffer 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rndTruncQuery.visitMatchingTerms( IndexReader reader , String fieldName , MatchingTermVisitor mtv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rndTruncQuery.matchingChar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rndTruncQuery.SrndTruncQuery( String truncated , char unlimited , char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rndTruncQuery.truncatedToPrefixAndPatter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rndTruncQuery.getTrun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